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0.5646in"/>
    </style:style>
    <style:style style:name="co4" style:family="table-column">
      <style:table-column-properties fo:break-before="auto" style:column-width="0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ste at A2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003</text:p>
          </table:table-cell>
          <table:table-cell office:value-type="string" calcext:value-type="string">
            <text:p>C029</text:p>
          </table:table-cell>
          <table:table-cell office:value-type="string" calcext:value-type="string">
            <text:p>C046</text:p>
          </table:table-cell>
          <table:table-cell office:value-type="string" calcext:value-type="string">
            <text:p>C054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139</text:p>
          </table:table-cell>
          <table:table-cell office:value-type="string" calcext:value-type="string">
            <text:p>C003</text:p>
          </table:table-cell>
          <table:table-cell office:value-type="string" calcext:value-type="string">
            <text:p>C029</text:p>
          </table:table-cell>
          <table:table-cell office:value-type="string" calcext:value-type="string">
            <text:p>C046</text:p>
          </table:table-cell>
          <table:table-cell office:value-type="string" calcext:value-type="string">
            <text:p>C054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13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004</text:p>
          </table:table-cell>
          <table:table-cell table:formula="of:=IFNA(VLOOKUP(COM.MICROSOFT.TEXTJOIN(&quot;–&quot;;0;[.E$3];[.$D4]);[.$A:.$B];2;0);0)" office:value-type="float" office:value="0" calcext:value-type="float">
            <text:p>0</text:p>
          </table:table-cell>
          <table:table-cell table:formula="of:=IFNA(VLOOKUP(COM.MICROSOFT.TEXTJOIN(&quot;–&quot;;0;[.F$3];[.$D4]);[.$A:.$B];2;0);0)" office:value-type="float" office:value="0" calcext:value-type="float">
            <text:p>0</text:p>
          </table:table-cell>
          <table:table-cell table:formula="of:=IFNA(VLOOKUP(COM.MICROSOFT.TEXTJOIN(&quot;–&quot;;0;[.G$3];[.$D4]);[.$A:.$B];2;0);0)" office:value-type="float" office:value="0" calcext:value-type="float">
            <text:p>0</text:p>
          </table:table-cell>
          <table:table-cell table:formula="of:=IFNA(VLOOKUP(COM.MICROSOFT.TEXTJOIN(&quot;–&quot;;0;[.H$3];[.$D4]);[.$A:.$B];2;0);0)" office:value-type="float" office:value="0" calcext:value-type="float">
            <text:p>0</text:p>
          </table:table-cell>
          <table:table-cell table:formula="of:=IFNA(VLOOKUP(COM.MICROSOFT.TEXTJOIN(&quot;–&quot;;0;[.I$3];[.$D4]);[.$A:.$B];2;0);0)" office:value-type="float" office:value="0" calcext:value-type="float">
            <text:p>0</text:p>
          </table:table-cell>
          <table:table-cell table:formula="of:=IFNA(VLOOKUP(COM.MICROSOFT.TEXTJOIN(&quot;–&quot;;0;[.J$3];[.$D4]);[.$A:.$B];2;0);0)" office:value-type="float" office:value="0" calcext:value-type="float">
            <text:p>0</text:p>
          </table:table-cell>
          <table:table-cell table:formula="of:=IFNA(VLOOKUP(COM.MICROSOFT.TEXTJOIN(&quot;–&quot;;0;[.K$3];[.$Q4]);[.$A:.$B];2;0);0)" office:value-type="float" office:value="0" calcext:value-type="float">
            <text:p>0</text:p>
          </table:table-cell>
          <table:table-cell table:formula="of:=IFNA(VLOOKUP(COM.MICROSOFT.TEXTJOIN(&quot;–&quot;;0;[.L$3];[.$Q4]);[.$A:.$B];2;0);0)" office:value-type="float" office:value="0" calcext:value-type="float">
            <text:p>0</text:p>
          </table:table-cell>
          <table:table-cell table:formula="of:=IFNA(VLOOKUP(COM.MICROSOFT.TEXTJOIN(&quot;–&quot;;0;[.M$3];[.$Q4]);[.$A:.$B];2;0);0)" office:value-type="float" office:value="0" calcext:value-type="float">
            <text:p>0</text:p>
          </table:table-cell>
          <table:table-cell table:formula="of:=IFNA(VLOOKUP(COM.MICROSOFT.TEXTJOIN(&quot;–&quot;;0;[.N$3];[.$Q4]);[.$A:.$B];2;0);0)" office:value-type="float" office:value="0" calcext:value-type="float">
            <text:p>0</text:p>
          </table:table-cell>
          <table:table-cell table:formula="of:=IFNA(VLOOKUP(COM.MICROSOFT.TEXTJOIN(&quot;–&quot;;0;[.O$3];[.$Q4]);[.$A:.$B];2;0);0)" office:value-type="float" office:value="0" calcext:value-type="float">
            <text:p>0</text:p>
          </table:table-cell>
          <table:table-cell table:formula="of:=IFNA(VLOOKUP(COM.MICROSOFT.TEXTJOIN(&quot;–&quot;;0;[.P$3];[.$Q4]);[.$A:.$B];2;0);0)" office:value-type="float" office:value="0" calcext:value-type="float">
            <text:p>0</text:p>
          </table:table-cell>
          <table:table-cell office:value-type="string" calcext:value-type="string">
            <text:p>A02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09</text:p>
          </table:table-cell>
          <table:table-cell table:formula="of:=IFNA(VLOOKUP(COM.MICROSOFT.TEXTJOIN(&quot;–&quot;;0;[.E$3];[.$D5]);[.$A:.$B];2;0);0)" office:value-type="float" office:value="0" calcext:value-type="float">
            <text:p>0</text:p>
          </table:table-cell>
          <table:table-cell table:formula="of:=IFNA(VLOOKUP(COM.MICROSOFT.TEXTJOIN(&quot;–&quot;;0;[.F$3];[.$D5]);[.$A:.$B];2;0);0)" office:value-type="float" office:value="0" calcext:value-type="float">
            <text:p>0</text:p>
          </table:table-cell>
          <table:table-cell table:formula="of:=IFNA(VLOOKUP(COM.MICROSOFT.TEXTJOIN(&quot;–&quot;;0;[.G$3];[.$D5]);[.$A:.$B];2;0);0)" office:value-type="float" office:value="0" calcext:value-type="float">
            <text:p>0</text:p>
          </table:table-cell>
          <table:table-cell table:formula="of:=IFNA(VLOOKUP(COM.MICROSOFT.TEXTJOIN(&quot;–&quot;;0;[.H$3];[.$D5]);[.$A:.$B];2;0);0)" office:value-type="float" office:value="0" calcext:value-type="float">
            <text:p>0</text:p>
          </table:table-cell>
          <table:table-cell table:formula="of:=IFNA(VLOOKUP(COM.MICROSOFT.TEXTJOIN(&quot;–&quot;;0;[.I$3];[.$D5]);[.$A:.$B];2;0);0)" office:value-type="float" office:value="0" calcext:value-type="float">
            <text:p>0</text:p>
          </table:table-cell>
          <table:table-cell table:formula="of:=IFNA(VLOOKUP(COM.MICROSOFT.TEXTJOIN(&quot;–&quot;;0;[.J$3];[.$D5]);[.$A:.$B];2;0);0)" office:value-type="float" office:value="0" calcext:value-type="float">
            <text:p>0</text:p>
          </table:table-cell>
          <table:table-cell table:formula="of:=IFNA(VLOOKUP(COM.MICROSOFT.TEXTJOIN(&quot;–&quot;;0;[.K$3];[.$Q5]);[.$A:.$B];2;0);0)" office:value-type="float" office:value="0" calcext:value-type="float">
            <text:p>0</text:p>
          </table:table-cell>
          <table:table-cell table:formula="of:=IFNA(VLOOKUP(COM.MICROSOFT.TEXTJOIN(&quot;–&quot;;0;[.L$3];[.$Q5]);[.$A:.$B];2;0);0)" office:value-type="float" office:value="0" calcext:value-type="float">
            <text:p>0</text:p>
          </table:table-cell>
          <table:table-cell table:formula="of:=IFNA(VLOOKUP(COM.MICROSOFT.TEXTJOIN(&quot;–&quot;;0;[.M$3];[.$Q5]);[.$A:.$B];2;0);0)" office:value-type="float" office:value="0" calcext:value-type="float">
            <text:p>0</text:p>
          </table:table-cell>
          <table:table-cell table:formula="of:=IFNA(VLOOKUP(COM.MICROSOFT.TEXTJOIN(&quot;–&quot;;0;[.N$3];[.$Q5]);[.$A:.$B];2;0);0)" office:value-type="float" office:value="0" calcext:value-type="float">
            <text:p>0</text:p>
          </table:table-cell>
          <table:table-cell table:formula="of:=IFNA(VLOOKUP(COM.MICROSOFT.TEXTJOIN(&quot;–&quot;;0;[.O$3];[.$Q5]);[.$A:.$B];2;0);0)" office:value-type="float" office:value="0" calcext:value-type="float">
            <text:p>0</text:p>
          </table:table-cell>
          <table:table-cell table:formula="of:=IFNA(VLOOKUP(COM.MICROSOFT.TEXTJOIN(&quot;–&quot;;0;[.P$3];[.$Q5]);[.$A:.$B];2;0);0)" office:value-type="float" office:value="0" calcext:value-type="float">
            <text:p>0</text:p>
          </table:table-cell>
          <table:table-cell office:value-type="string" calcext:value-type="string">
            <text:p>A0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10</text:p>
          </table:table-cell>
          <table:table-cell table:formula="of:=IFNA(VLOOKUP(COM.MICROSOFT.TEXTJOIN(&quot;–&quot;;0;[.E$3];[.$D6]);[.$A:.$B];2;0);0)" office:value-type="float" office:value="0" calcext:value-type="float">
            <text:p>0</text:p>
          </table:table-cell>
          <table:table-cell table:formula="of:=IFNA(VLOOKUP(COM.MICROSOFT.TEXTJOIN(&quot;–&quot;;0;[.F$3];[.$D6]);[.$A:.$B];2;0);0)" office:value-type="float" office:value="0" calcext:value-type="float">
            <text:p>0</text:p>
          </table:table-cell>
          <table:table-cell table:formula="of:=IFNA(VLOOKUP(COM.MICROSOFT.TEXTJOIN(&quot;–&quot;;0;[.G$3];[.$D6]);[.$A:.$B];2;0);0)" office:value-type="float" office:value="0" calcext:value-type="float">
            <text:p>0</text:p>
          </table:table-cell>
          <table:table-cell table:formula="of:=IFNA(VLOOKUP(COM.MICROSOFT.TEXTJOIN(&quot;–&quot;;0;[.H$3];[.$D6]);[.$A:.$B];2;0);0)" office:value-type="float" office:value="0" calcext:value-type="float">
            <text:p>0</text:p>
          </table:table-cell>
          <table:table-cell table:formula="of:=IFNA(VLOOKUP(COM.MICROSOFT.TEXTJOIN(&quot;–&quot;;0;[.I$3];[.$D6]);[.$A:.$B];2;0);0)" office:value-type="float" office:value="0" calcext:value-type="float">
            <text:p>0</text:p>
          </table:table-cell>
          <table:table-cell table:formula="of:=IFNA(VLOOKUP(COM.MICROSOFT.TEXTJOIN(&quot;–&quot;;0;[.J$3];[.$D6]);[.$A:.$B];2;0);0)" office:value-type="float" office:value="0" calcext:value-type="float">
            <text:p>0</text:p>
          </table:table-cell>
          <table:table-cell table:formula="of:=IFNA(VLOOKUP(COM.MICROSOFT.TEXTJOIN(&quot;–&quot;;0;[.K$3];[.$Q6]);[.$A:.$B];2;0);0)" office:value-type="float" office:value="0" calcext:value-type="float">
            <text:p>0</text:p>
          </table:table-cell>
          <table:table-cell table:formula="of:=IFNA(VLOOKUP(COM.MICROSOFT.TEXTJOIN(&quot;–&quot;;0;[.L$3];[.$Q6]);[.$A:.$B];2;0);0)" office:value-type="float" office:value="0" calcext:value-type="float">
            <text:p>0</text:p>
          </table:table-cell>
          <table:table-cell table:formula="of:=IFNA(VLOOKUP(COM.MICROSOFT.TEXTJOIN(&quot;–&quot;;0;[.M$3];[.$Q6]);[.$A:.$B];2;0);0)" office:value-type="float" office:value="0" calcext:value-type="float">
            <text:p>0</text:p>
          </table:table-cell>
          <table:table-cell table:formula="of:=IFNA(VLOOKUP(COM.MICROSOFT.TEXTJOIN(&quot;–&quot;;0;[.N$3];[.$Q6]);[.$A:.$B];2;0);0)" office:value-type="float" office:value="0" calcext:value-type="float">
            <text:p>0</text:p>
          </table:table-cell>
          <table:table-cell table:formula="of:=IFNA(VLOOKUP(COM.MICROSOFT.TEXTJOIN(&quot;–&quot;;0;[.O$3];[.$Q6]);[.$A:.$B];2;0);0)" office:value-type="float" office:value="0" calcext:value-type="float">
            <text:p>0</text:p>
          </table:table-cell>
          <table:table-cell table:formula="of:=IFNA(VLOOKUP(COM.MICROSOFT.TEXTJOIN(&quot;–&quot;;0;[.P$3];[.$Q6]);[.$A:.$B];2;0);0)" office:value-type="float" office:value="0" calcext:value-type="float">
            <text:p>0</text:p>
          </table:table-cell>
          <table:table-cell office:value-type="string" calcext:value-type="string">
            <text:p>A02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12</text:p>
          </table:table-cell>
          <table:table-cell table:formula="of:=IFNA(VLOOKUP(COM.MICROSOFT.TEXTJOIN(&quot;–&quot;;0;[.E$3];[.$D7]);[.$A:.$B];2;0);0)" office:value-type="float" office:value="0" calcext:value-type="float">
            <text:p>0</text:p>
          </table:table-cell>
          <table:table-cell table:formula="of:=IFNA(VLOOKUP(COM.MICROSOFT.TEXTJOIN(&quot;–&quot;;0;[.F$3];[.$D7]);[.$A:.$B];2;0);0)" office:value-type="float" office:value="0" calcext:value-type="float">
            <text:p>0</text:p>
          </table:table-cell>
          <table:table-cell table:formula="of:=IFNA(VLOOKUP(COM.MICROSOFT.TEXTJOIN(&quot;–&quot;;0;[.G$3];[.$D7]);[.$A:.$B];2;0);0)" office:value-type="float" office:value="0" calcext:value-type="float">
            <text:p>0</text:p>
          </table:table-cell>
          <table:table-cell table:formula="of:=IFNA(VLOOKUP(COM.MICROSOFT.TEXTJOIN(&quot;–&quot;;0;[.H$3];[.$D7]);[.$A:.$B];2;0);0)" office:value-type="float" office:value="0" calcext:value-type="float">
            <text:p>0</text:p>
          </table:table-cell>
          <table:table-cell table:formula="of:=IFNA(VLOOKUP(COM.MICROSOFT.TEXTJOIN(&quot;–&quot;;0;[.I$3];[.$D7]);[.$A:.$B];2;0);0)" office:value-type="float" office:value="0" calcext:value-type="float">
            <text:p>0</text:p>
          </table:table-cell>
          <table:table-cell table:formula="of:=IFNA(VLOOKUP(COM.MICROSOFT.TEXTJOIN(&quot;–&quot;;0;[.J$3];[.$D7]);[.$A:.$B];2;0);0)" office:value-type="float" office:value="0" calcext:value-type="float">
            <text:p>0</text:p>
          </table:table-cell>
          <table:table-cell table:formula="of:=IFNA(VLOOKUP(COM.MICROSOFT.TEXTJOIN(&quot;–&quot;;0;[.K$3];[.$Q7]);[.$A:.$B];2;0);0)" office:value-type="float" office:value="0" calcext:value-type="float">
            <text:p>0</text:p>
          </table:table-cell>
          <table:table-cell table:formula="of:=IFNA(VLOOKUP(COM.MICROSOFT.TEXTJOIN(&quot;–&quot;;0;[.L$3];[.$Q7]);[.$A:.$B];2;0);0)" office:value-type="float" office:value="0" calcext:value-type="float">
            <text:p>0</text:p>
          </table:table-cell>
          <table:table-cell table:formula="of:=IFNA(VLOOKUP(COM.MICROSOFT.TEXTJOIN(&quot;–&quot;;0;[.M$3];[.$Q7]);[.$A:.$B];2;0);0)" office:value-type="float" office:value="0" calcext:value-type="float">
            <text:p>0</text:p>
          </table:table-cell>
          <table:table-cell table:formula="of:=IFNA(VLOOKUP(COM.MICROSOFT.TEXTJOIN(&quot;–&quot;;0;[.N$3];[.$Q7]);[.$A:.$B];2;0);0)" office:value-type="float" office:value="0" calcext:value-type="float">
            <text:p>0</text:p>
          </table:table-cell>
          <table:table-cell table:formula="of:=IFNA(VLOOKUP(COM.MICROSOFT.TEXTJOIN(&quot;–&quot;;0;[.O$3];[.$Q7]);[.$A:.$B];2;0);0)" office:value-type="float" office:value="0" calcext:value-type="float">
            <text:p>0</text:p>
          </table:table-cell>
          <table:table-cell table:formula="of:=IFNA(VLOOKUP(COM.MICROSOFT.TEXTJOIN(&quot;–&quot;;0;[.P$3];[.$Q7]);[.$A:.$B];2;0);0)" office:value-type="float" office:value="0" calcext:value-type="float">
            <text:p>0</text:p>
          </table:table-cell>
          <table:table-cell office:value-type="string" calcext:value-type="string">
            <text:p>A0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13</text:p>
          </table:table-cell>
          <table:table-cell table:formula="of:=IFNA(VLOOKUP(COM.MICROSOFT.TEXTJOIN(&quot;–&quot;;0;[.E$3];[.$D8]);[.$A:.$B];2;0);0)" office:value-type="float" office:value="0" calcext:value-type="float">
            <text:p>0</text:p>
          </table:table-cell>
          <table:table-cell table:formula="of:=IFNA(VLOOKUP(COM.MICROSOFT.TEXTJOIN(&quot;–&quot;;0;[.F$3];[.$D8]);[.$A:.$B];2;0);0)" office:value-type="float" office:value="0" calcext:value-type="float">
            <text:p>0</text:p>
          </table:table-cell>
          <table:table-cell table:formula="of:=IFNA(VLOOKUP(COM.MICROSOFT.TEXTJOIN(&quot;–&quot;;0;[.G$3];[.$D8]);[.$A:.$B];2;0);0)" office:value-type="float" office:value="0" calcext:value-type="float">
            <text:p>0</text:p>
          </table:table-cell>
          <table:table-cell table:formula="of:=IFNA(VLOOKUP(COM.MICROSOFT.TEXTJOIN(&quot;–&quot;;0;[.H$3];[.$D8]);[.$A:.$B];2;0);0)" office:value-type="float" office:value="0" calcext:value-type="float">
            <text:p>0</text:p>
          </table:table-cell>
          <table:table-cell table:formula="of:=IFNA(VLOOKUP(COM.MICROSOFT.TEXTJOIN(&quot;–&quot;;0;[.I$3];[.$D8]);[.$A:.$B];2;0);0)" office:value-type="float" office:value="0" calcext:value-type="float">
            <text:p>0</text:p>
          </table:table-cell>
          <table:table-cell table:formula="of:=IFNA(VLOOKUP(COM.MICROSOFT.TEXTJOIN(&quot;–&quot;;0;[.J$3];[.$D8]);[.$A:.$B];2;0);0)" office:value-type="float" office:value="0" calcext:value-type="float">
            <text:p>0</text:p>
          </table:table-cell>
          <table:table-cell table:formula="of:=IFNA(VLOOKUP(COM.MICROSOFT.TEXTJOIN(&quot;–&quot;;0;[.K$3];[.$Q8]);[.$A:.$B];2;0);0)" office:value-type="float" office:value="0" calcext:value-type="float">
            <text:p>0</text:p>
          </table:table-cell>
          <table:table-cell table:formula="of:=IFNA(VLOOKUP(COM.MICROSOFT.TEXTJOIN(&quot;–&quot;;0;[.L$3];[.$Q8]);[.$A:.$B];2;0);0)" office:value-type="float" office:value="0" calcext:value-type="float">
            <text:p>0</text:p>
          </table:table-cell>
          <table:table-cell table:formula="of:=IFNA(VLOOKUP(COM.MICROSOFT.TEXTJOIN(&quot;–&quot;;0;[.M$3];[.$Q8]);[.$A:.$B];2;0);0)" office:value-type="float" office:value="0" calcext:value-type="float">
            <text:p>0</text:p>
          </table:table-cell>
          <table:table-cell table:formula="of:=IFNA(VLOOKUP(COM.MICROSOFT.TEXTJOIN(&quot;–&quot;;0;[.N$3];[.$Q8]);[.$A:.$B];2;0);0)" office:value-type="float" office:value="0" calcext:value-type="float">
            <text:p>0</text:p>
          </table:table-cell>
          <table:table-cell table:formula="of:=IFNA(VLOOKUP(COM.MICROSOFT.TEXTJOIN(&quot;–&quot;;0;[.O$3];[.$Q8]);[.$A:.$B];2;0);0)" office:value-type="float" office:value="0" calcext:value-type="float">
            <text:p>0</text:p>
          </table:table-cell>
          <table:table-cell table:formula="of:=IFNA(VLOOKUP(COM.MICROSOFT.TEXTJOIN(&quot;–&quot;;0;[.P$3];[.$Q8]);[.$A:.$B];2;0);0)" office:value-type="float" office:value="0" calcext:value-type="float">
            <text:p>0</text:p>
          </table:table-cell>
          <table:table-cell office:value-type="string" calcext:value-type="string">
            <text:p>A0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14</text:p>
          </table:table-cell>
          <table:table-cell table:formula="of:=IFNA(VLOOKUP(COM.MICROSOFT.TEXTJOIN(&quot;–&quot;;0;[.E$3];[.$D9]);[.$A:.$B];2;0);0)" office:value-type="float" office:value="0" calcext:value-type="float">
            <text:p>0</text:p>
          </table:table-cell>
          <table:table-cell table:formula="of:=IFNA(VLOOKUP(COM.MICROSOFT.TEXTJOIN(&quot;–&quot;;0;[.F$3];[.$D9]);[.$A:.$B];2;0);0)" office:value-type="float" office:value="0" calcext:value-type="float">
            <text:p>0</text:p>
          </table:table-cell>
          <table:table-cell table:formula="of:=IFNA(VLOOKUP(COM.MICROSOFT.TEXTJOIN(&quot;–&quot;;0;[.G$3];[.$D9]);[.$A:.$B];2;0);0)" office:value-type="float" office:value="0" calcext:value-type="float">
            <text:p>0</text:p>
          </table:table-cell>
          <table:table-cell table:formula="of:=IFNA(VLOOKUP(COM.MICROSOFT.TEXTJOIN(&quot;–&quot;;0;[.H$3];[.$D9]);[.$A:.$B];2;0);0)" office:value-type="float" office:value="0" calcext:value-type="float">
            <text:p>0</text:p>
          </table:table-cell>
          <table:table-cell table:formula="of:=IFNA(VLOOKUP(COM.MICROSOFT.TEXTJOIN(&quot;–&quot;;0;[.I$3];[.$D9]);[.$A:.$B];2;0);0)" office:value-type="float" office:value="0" calcext:value-type="float">
            <text:p>0</text:p>
          </table:table-cell>
          <table:table-cell table:formula="of:=IFNA(VLOOKUP(COM.MICROSOFT.TEXTJOIN(&quot;–&quot;;0;[.J$3];[.$D9]);[.$A:.$B];2;0);0)" office:value-type="float" office:value="0" calcext:value-type="float">
            <text:p>0</text:p>
          </table:table-cell>
          <table:table-cell table:formula="of:=IFNA(VLOOKUP(COM.MICROSOFT.TEXTJOIN(&quot;–&quot;;0;[.K$3];[.$Q9]);[.$A:.$B];2;0);0)" office:value-type="float" office:value="0" calcext:value-type="float">
            <text:p>0</text:p>
          </table:table-cell>
          <table:table-cell table:formula="of:=IFNA(VLOOKUP(COM.MICROSOFT.TEXTJOIN(&quot;–&quot;;0;[.L$3];[.$Q9]);[.$A:.$B];2;0);0)" office:value-type="float" office:value="0" calcext:value-type="float">
            <text:p>0</text:p>
          </table:table-cell>
          <table:table-cell table:formula="of:=IFNA(VLOOKUP(COM.MICROSOFT.TEXTJOIN(&quot;–&quot;;0;[.M$3];[.$Q9]);[.$A:.$B];2;0);0)" office:value-type="float" office:value="0" calcext:value-type="float">
            <text:p>0</text:p>
          </table:table-cell>
          <table:table-cell table:formula="of:=IFNA(VLOOKUP(COM.MICROSOFT.TEXTJOIN(&quot;–&quot;;0;[.N$3];[.$Q9]);[.$A:.$B];2;0);0)" office:value-type="float" office:value="0" calcext:value-type="float">
            <text:p>0</text:p>
          </table:table-cell>
          <table:table-cell table:formula="of:=IFNA(VLOOKUP(COM.MICROSOFT.TEXTJOIN(&quot;–&quot;;0;[.O$3];[.$Q9]);[.$A:.$B];2;0);0)" office:value-type="float" office:value="0" calcext:value-type="float">
            <text:p>0</text:p>
          </table:table-cell>
          <table:table-cell table:formula="of:=IFNA(VLOOKUP(COM.MICROSOFT.TEXTJOIN(&quot;–&quot;;0;[.P$3];[.$Q9]);[.$A:.$B];2;0);0)" office:value-type="float" office:value="0" calcext:value-type="float">
            <text:p>0</text:p>
          </table:table-cell>
          <table:table-cell office:value-type="string" calcext:value-type="string">
            <text:p>A0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19</text:p>
          </table:table-cell>
          <table:table-cell table:formula="of:=IFNA(VLOOKUP(COM.MICROSOFT.TEXTJOIN(&quot;–&quot;;0;[.E$3];[.$D10]);[.$A:.$B];2;0);0)" office:value-type="float" office:value="0" calcext:value-type="float">
            <text:p>0</text:p>
          </table:table-cell>
          <table:table-cell table:formula="of:=IFNA(VLOOKUP(COM.MICROSOFT.TEXTJOIN(&quot;–&quot;;0;[.F$3];[.$D10]);[.$A:.$B];2;0);0)" office:value-type="float" office:value="0" calcext:value-type="float">
            <text:p>0</text:p>
          </table:table-cell>
          <table:table-cell table:formula="of:=IFNA(VLOOKUP(COM.MICROSOFT.TEXTJOIN(&quot;–&quot;;0;[.G$3];[.$D10]);[.$A:.$B];2;0);0)" office:value-type="float" office:value="0" calcext:value-type="float">
            <text:p>0</text:p>
          </table:table-cell>
          <table:table-cell table:formula="of:=IFNA(VLOOKUP(COM.MICROSOFT.TEXTJOIN(&quot;–&quot;;0;[.H$3];[.$D10]);[.$A:.$B];2;0);0)" office:value-type="float" office:value="0" calcext:value-type="float">
            <text:p>0</text:p>
          </table:table-cell>
          <table:table-cell table:formula="of:=IFNA(VLOOKUP(COM.MICROSOFT.TEXTJOIN(&quot;–&quot;;0;[.I$3];[.$D10]);[.$A:.$B];2;0);0)" office:value-type="float" office:value="0" calcext:value-type="float">
            <text:p>0</text:p>
          </table:table-cell>
          <table:table-cell table:formula="of:=IFNA(VLOOKUP(COM.MICROSOFT.TEXTJOIN(&quot;–&quot;;0;[.J$3];[.$D10]);[.$A:.$B];2;0);0)" office:value-type="float" office:value="0" calcext:value-type="float">
            <text:p>0</text:p>
          </table:table-cell>
          <table:table-cell table:formula="of:=IFNA(VLOOKUP(COM.MICROSOFT.TEXTJOIN(&quot;–&quot;;0;[.K$3];[.$Q10]);[.$A:.$B];2;0);0)" office:value-type="float" office:value="0" calcext:value-type="float">
            <text:p>0</text:p>
          </table:table-cell>
          <table:table-cell table:formula="of:=IFNA(VLOOKUP(COM.MICROSOFT.TEXTJOIN(&quot;–&quot;;0;[.L$3];[.$Q10]);[.$A:.$B];2;0);0)" office:value-type="float" office:value="0" calcext:value-type="float">
            <text:p>0</text:p>
          </table:table-cell>
          <table:table-cell table:formula="of:=IFNA(VLOOKUP(COM.MICROSOFT.TEXTJOIN(&quot;–&quot;;0;[.M$3];[.$Q10]);[.$A:.$B];2;0);0)" office:value-type="float" office:value="0" calcext:value-type="float">
            <text:p>0</text:p>
          </table:table-cell>
          <table:table-cell table:formula="of:=IFNA(VLOOKUP(COM.MICROSOFT.TEXTJOIN(&quot;–&quot;;0;[.N$3];[.$Q10]);[.$A:.$B];2;0);0)" office:value-type="float" office:value="0" calcext:value-type="float">
            <text:p>0</text:p>
          </table:table-cell>
          <table:table-cell table:formula="of:=IFNA(VLOOKUP(COM.MICROSOFT.TEXTJOIN(&quot;–&quot;;0;[.O$3];[.$Q10]);[.$A:.$B];2;0);0)" office:value-type="float" office:value="0" calcext:value-type="float">
            <text:p>0</text:p>
          </table:table-cell>
          <table:table-cell table:formula="of:=IFNA(VLOOKUP(COM.MICROSOFT.TEXTJOIN(&quot;–&quot;;0;[.P$3];[.$Q10]);[.$A:.$B];2;0);0)" office:value-type="float" office:value="0" calcext:value-type="float">
            <text:p>0</text:p>
          </table:table-cell>
          <table:table-cell office:value-type="string" calcext:value-type="string">
            <text:p>A0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022</text:p>
          </table:table-cell>
          <table:table-cell table:formula="of:=IFNA(VLOOKUP(COM.MICROSOFT.TEXTJOIN(&quot;–&quot;;0;[.E$3];[.$D11]);[.$A:.$B];2;0);0)" office:value-type="float" office:value="0" calcext:value-type="float">
            <text:p>0</text:p>
          </table:table-cell>
          <table:table-cell table:formula="of:=IFNA(VLOOKUP(COM.MICROSOFT.TEXTJOIN(&quot;–&quot;;0;[.F$3];[.$D11]);[.$A:.$B];2;0);0)" office:value-type="float" office:value="0" calcext:value-type="float">
            <text:p>0</text:p>
          </table:table-cell>
          <table:table-cell table:formula="of:=IFNA(VLOOKUP(COM.MICROSOFT.TEXTJOIN(&quot;–&quot;;0;[.G$3];[.$D11]);[.$A:.$B];2;0);0)" office:value-type="float" office:value="0" calcext:value-type="float">
            <text:p>0</text:p>
          </table:table-cell>
          <table:table-cell table:formula="of:=IFNA(VLOOKUP(COM.MICROSOFT.TEXTJOIN(&quot;–&quot;;0;[.H$3];[.$D11]);[.$A:.$B];2;0);0)" office:value-type="float" office:value="0" calcext:value-type="float">
            <text:p>0</text:p>
          </table:table-cell>
          <table:table-cell table:formula="of:=IFNA(VLOOKUP(COM.MICROSOFT.TEXTJOIN(&quot;–&quot;;0;[.I$3];[.$D11]);[.$A:.$B];2;0);0)" office:value-type="float" office:value="0" calcext:value-type="float">
            <text:p>0</text:p>
          </table:table-cell>
          <table:table-cell table:formula="of:=IFNA(VLOOKUP(COM.MICROSOFT.TEXTJOIN(&quot;–&quot;;0;[.J$3];[.$D11]);[.$A:.$B];2;0);0)" office:value-type="float" office:value="0" calcext:value-type="float">
            <text:p>0</text:p>
          </table:table-cell>
          <table:table-cell table:formula="of:=IFNA(VLOOKUP(COM.MICROSOFT.TEXTJOIN(&quot;–&quot;;0;[.K$3];[.$Q11]);[.$A:.$B];2;0);0)" office:value-type="float" office:value="0" calcext:value-type="float">
            <text:p>0</text:p>
          </table:table-cell>
          <table:table-cell table:formula="of:=IFNA(VLOOKUP(COM.MICROSOFT.TEXTJOIN(&quot;–&quot;;0;[.L$3];[.$Q11]);[.$A:.$B];2;0);0)" office:value-type="float" office:value="0" calcext:value-type="float">
            <text:p>0</text:p>
          </table:table-cell>
          <table:table-cell table:formula="of:=IFNA(VLOOKUP(COM.MICROSOFT.TEXTJOIN(&quot;–&quot;;0;[.M$3];[.$Q11]);[.$A:.$B];2;0);0)" office:value-type="float" office:value="0" calcext:value-type="float">
            <text:p>0</text:p>
          </table:table-cell>
          <table:table-cell table:formula="of:=IFNA(VLOOKUP(COM.MICROSOFT.TEXTJOIN(&quot;–&quot;;0;[.N$3];[.$Q11]);[.$A:.$B];2;0);0)" office:value-type="float" office:value="0" calcext:value-type="float">
            <text:p>0</text:p>
          </table:table-cell>
          <table:table-cell table:formula="of:=IFNA(VLOOKUP(COM.MICROSOFT.TEXTJOIN(&quot;–&quot;;0;[.O$3];[.$Q11]);[.$A:.$B];2;0);0)" office:value-type="float" office:value="0" calcext:value-type="float">
            <text:p>0</text:p>
          </table:table-cell>
          <table:table-cell table:formula="of:=IFNA(VLOOKUP(COM.MICROSOFT.TEXTJOIN(&quot;–&quot;;0;[.P$3];[.$Q11]);[.$A:.$B];2;0);0)" office:value-type="float" office:value="0" calcext:value-type="float">
            <text:p>0</text:p>
          </table:table-cell>
          <table:table-cell office:value-type="string" calcext:value-type="string">
            <text:p>A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9:36:03.482206161</meta:creation-date>
    <dc:date>2024-04-11T16:50:06.000437058</dc:date>
    <meta:editing-duration>PT32M58S</meta:editing-duration>
    <meta:editing-cycles>6</meta:editing-cycles>
    <meta:generator>LibreOffice/24.2.2.2$Linux_X86_64 LibreOffice_project/420$Build-2</meta:generator>
    <meta:document-statistic meta:table-count="1" meta:cell-count="125" meta:object-count="0"/>
  </office:meta>
</office:document-meta>
</file>